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paragraph-rsid="005779ba" style:font-name-asian="Times New Roman1" style:font-size-asian="12pt" style:font-name-complex="Times New Roman1" style:font-size-complex="12pt" loext:padding="0in" loext:border="none"/>
    </style:style>
    <style:style style:name="P2" style:family="paragraph" style:parent-style-name="Standard">
      <style:paragraph-properties fo:margin-top="0in" fo:margin-bottom="0in" loext:contextual-spacing="false" style:line-height-at-least="0.2in" fo:text-align="center" style:justify-single-word="false" style:vertical-align="baseline"/>
      <style:text-properties style:use-window-font-color="true" style:font-name="Times New Roman" fo:font-size="12pt" fo:language="es" fo:country="ES" officeooo:paragraph-rsid="00eaaa28" style:font-name-asian="Times New Roman1" style:font-size-asian="12pt" style:font-name-complex="Times New Roman1" style:font-size-complex="12pt" loext:padding="0in" loext:border="none"/>
    </style:style>
    <style:style style:name="P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officeooo:rsid="00eb299c" officeooo:paragraph-rsid="00eb299c" style:font-name-asian="Times New Roman1" style:font-size-asian="12pt" style:font-name-complex="Times New Roman1" style:font-size-complex="12pt" loext:padding="0in" loext:border="none"/>
    </style:style>
    <style:style style:name="P4" style:family="paragraph" style:parent-style-name="Standard">
      <style:paragraph-properties fo:margin-top="0in" fo:margin-bottom="0in" loext:contextual-spacing="false" style:line-height-at-least="0.2in" fo:text-align="center" style:justify-single-word="false" style:vertical-align="baseline"/>
      <style:text-properties style:use-window-font-color="true" style:font-name="Times New Roman" fo:font-size="12pt" fo:language="es" fo:country="ES" fo:font-weight="bold" officeooo:paragraph-rsid="005779ba" style:font-name-asian="Times New Roman1" style:font-size-asian="12pt" style:font-weight-asian="bold" style:font-name-complex="Times New Roman1" style:font-size-complex="12pt" style:font-weight-complex="bold" loext:padding="0in" loext:border="none"/>
    </style:style>
    <style:style style:name="P5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officeooo:paragraph-rsid="005779ba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4pt" fo:language="es" fo:country="ES" fo:font-weight="bold" officeooo:rsid="00e83cf2" officeooo:paragraph-rsid="00e83cf2" style:font-size-asian="12.25pt" style:font-weight-asian="bold" style:font-name-complex="Times New Roman1" style:font-size-complex="14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2pt" fo:language="es" fo:country="ES" fo:font-weight="normal" officeooo:rsid="00e83cf2" officeooo:paragraph-rsid="00e83cf2" style:font-size-asian="10.5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use-window-font-color="true" style:font-name="Times New Roman" fo:font-size="12pt" officeooo:paragraph-rsid="00e83cf2" style:font-size-asian="12pt" style:font-name-complex="Times New Roman1"/>
    </style:style>
    <style:style style:name="P9" style:family="paragraph" style:parent-style-name="Standard">
      <style:paragraph-properties fo:text-align="end" style:justify-single-word="false"/>
      <style:text-properties style:use-window-font-color="true" style:font-name="Times New Roman" fo:font-size="12pt" fo:language="es" fo:country="ES" fo:font-weight="normal" officeooo:rsid="00d06727" officeooo:paragraph-rsid="00e83cf2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use-window-font-color="true" style:font-name="Times New Roman" fo:font-size="12pt" fo:language="es" fo:country="ES" fo:font-weight="normal" officeooo:rsid="008e20ec" officeooo:paragraph-rsid="00e83cf2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use-window-font-color="true" style:font-name="Times New Roman" fo:font-size="16pt" fo:language="es" fo:country="ES" fo:font-weight="bold" officeooo:rsid="00e7b9d3" officeooo:paragraph-rsid="00e7b9d3" style:font-size-asian="16pt" style:font-weight-asian="bold" style:font-name-complex="Times New Roman1" style:font-size-complex="16pt"/>
    </style:style>
    <style:style style:name="P12" style:family="paragraph" style:parent-style-name="Standard">
      <style:paragraph-properties fo:margin-top="0in" fo:margin-bottom="0in" loext:contextual-spacing="false" style:line-height-at-least="0.2in" fo:text-align="center" style:justify-single-word="false" style:vertical-align="baseline"/>
      <style:text-properties style:use-window-font-color="true" style:font-name="Times New Roman" fo:font-size="12pt" fo:language="es" fo:country="ES" officeooo:rsid="00eef58a" officeooo:paragraph-rsid="00eef58a" style:font-name-asian="Times New Roman1" style:font-size-asian="12pt" style:font-name-complex="Times New Roman1" style:font-size-complex="12pt" loext:padding="0in" loext:border="none"/>
    </style:style>
    <style:style style:name="T1" style:family="text">
      <style:text-properties fo:language="es" fo:country="ES" fo:font-weight="normal" officeooo:rsid="00d06727" style:font-weight-asian="normal" style:font-size-complex="12pt" style:font-weight-complex="normal"/>
    </style:style>
    <style:style style:name="T2" style:family="text">
      <style:text-properties fo:language="es" fo:country="ES" fo:font-weight="normal" officeooo:rsid="00e83cf2" style:font-weight-asian="normal" style:font-size-complex="12pt" style:font-weight-complex="normal"/>
    </style:style>
    <style:style style:name="T3" style:family="text"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T4" style:family="text">
      <style:text-properties style:use-window-font-color="true" style:font-name="Times New Roman" fo:font-size="12pt" fo:language="es" fo:country="ES" officeooo:rsid="00e894c3" style:font-name-asian="Times New Roman1" style:font-size-asian="12pt" style:font-name-complex="Times New Roman1" style:font-size-complex="12pt" loext:padding="0in" loext:border="none"/>
    </style:style>
    <style:style style:name="T5" style:family="text">
      <style:text-properties style:use-window-font-color="true" style:font-name="Times New Roman" fo:font-size="12pt" fo:language="es" fo:country="ES" officeooo:rsid="00e925a1" style:font-name-asian="Times New Roman1" style:font-size-asian="12pt" style:font-name-complex="Times New Roman1" style:font-size-complex="12pt" loext:padding="0in" loext:border="none"/>
    </style:style>
    <style:style style:name="T6" style:family="text">
      <style:text-properties style:use-window-font-color="true" style:font-name="Times New Roman" fo:font-size="12pt" fo:language="es" fo:country="ES" officeooo:rsid="00e99144" style:font-name-asian="Times New Roman1" style:font-size-asian="12pt" style:font-name-complex="Times New Roman1" style:font-size-complex="12pt" loext:padding="0in" loext:border="none"/>
    </style:style>
    <style:style style:name="T7" style:family="text">
      <style:text-properties officeooo:rsid="00e894c3"/>
    </style:style>
    <style:style style:name="T8" style:family="text">
      <style:text-properties officeooo:rsid="00eaaa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ECLARACIÓN JURADA</text:p>
      <text:p text:style-name="P6">id-unid-0</text:p>
      <text:p text:style-name="P7">id-unid-1</text:p>
      <text:p text:style-name="P9"/>
      <text:p text:style-name="P8"><text:span text:style-name="T1">En </text:span><text:span text:style-name="T2">id-unid-2</text:span><text:span text:style-name="T1">, a <text:s/></text:span><text:span text:style-name="T2">id-unid-3</text:span></text:p>
      <text:p text:style-name="P10"/>
      <text:p text:style-name="P1"/>
      <text:p text:style-name="P5"><text:span text:style-name="T3">Yo, </text:span><text:span text:style-name="T4">id-unid-4</text:span><text:span text:style-name="T3"> </text:span><text:span text:style-name="T4">id-unid-5</text:span><text:span text:style-name="T3">, mayor de edad, con </text:span><text:span text:style-name="T5">id-unid-6</text:span><text:span text:style-name="T3"> núm. </text:span><text:span text:style-name="T5">id-unid-7</text:span><text:span text:style-name="T3">, y con domicilio permanente en </text:span><text:span text:style-name="T5">id-unid-8 </text:span><text:span text:style-name="T6">id-unid-9</text:span></text:p>
      <text:p text:style-name="P1"/>
      <text:p text:style-name="P1"/>
      <text:p text:style-name="P4">DECLARO BAJO JURAMENTO O PROMESA SOLEMNE QUE</text:p>
      <text:p text:style-name="P1"/>
      <text:p text:style-name="P3">id-dec-10</text:p>
      <text:p text:style-name="P1"/>
      <text:p text:style-name="P1">Declaración que efectúo a todos los efectos legales, consciente de las responsabilidades de orden civil y penal que ella conlleva.</text:p>
      <text:p text:style-name="P1"/>
      <text:p text:style-name="P1">Y para que así conste y surta los efectos oportunos firmo la presente declaración en <text:span text:style-name="T7">id-unid-2</text:span>, a <text:span text:style-name="T7">id-unid-3</text:span>.</text:p>
      <text:p text:style-name="P1"/>
      <text:p text:style-name="P1"/>
      <text:p text:style-name="P1"/>
      <text:p text:style-name="P1"/>
      <text:p text:style-name="P2">........................................................…</text:p>
      <text:p text:style-name="P2">Fdo. <text:s/><text:span text:style-name="T8">id-unid-5</text:span></text:p>
      <text:p text:style-name="P12">idunid9-extra-0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AMEJO ALARCON, J. (JUAN)</meta:initial-creator>
    <meta:editing-cycles>169</meta:editing-cycles>
    <meta:creation-date>2019-11-25T09:28:00</meta:creation-date>
    <dc:date>2020-11-21T11:22:31.715325927</dc:date>
    <meta:editing-duration>P3DT8H40M36S</meta:editing-duration>
    <meta:generator>LibreOffice/6.4.3.2$MacOSX_X86_64 LibreOffice_project/747b5d0ebf89f41c860ec2a39efd7cb15b54f2d8</meta:generator>
    <meta:document-statistic meta:table-count="0" meta:image-count="0" meta:object-count="0" meta:page-count="1" meta:paragraph-count="12" meta:word-count="75" meta:character-count="559" meta:non-whitespace-character-count="4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